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Bebas Neue Pro Expanded XBold" svg:font-family="'Bebas Neue Pro Expanded XBold'" style:font-family-generic="swiss" style:font-pitch="variable"/>
    <style:font-face style:name="Bebas Neue Pro SemiExp XBold" svg:font-family="'Bebas Neue Pro SemiExp XBold'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95f3e6"/>
    </style:style>
    <style:style style:name="P2" style:family="paragraph" style:parent-style-name="_5f_code">
      <style:text-properties officeooo:paragraph-rsid="0098d2b1"/>
    </style:style>
    <style:style style:name="P3" style:family="paragraph" style:parent-style-name="_5f_code">
      <style:text-properties officeooo:paragraph-rsid="009a2131"/>
    </style:style>
    <style:style style:name="P4" style:family="paragraph" style:parent-style-name="_5f_heading_5f_bottom">
      <style:text-properties officeooo:paragraph-rsid="009a2131"/>
    </style:style>
    <style:style style:name="P5" style:family="paragraph" style:parent-style-name="_5f_heading_5f_top">
      <style:text-properties style:font-name="Bebas Neue Pro SemiExp XBold" fo:font-weight="normal" style:font-weight-asian="normal" style:font-weight-complex="normal"/>
    </style:style>
    <style:style style:name="P6" style:family="paragraph" style:parent-style-name="_5f_paragraph">
      <style:text-properties officeooo:paragraph-rsid="009a2131"/>
    </style:style>
    <style:style style:name="T1" style:family="text">
      <style:text-properties fo:language="ru" fo:country="RU" officeooo:rsid="00921275"/>
    </style:style>
    <style:style style:name="T2" style:family="text">
      <style:text-properties style:font-name="Calibri Light1" fo:font-size="10pt" fo:font-weight="250" officeooo:rsid="00921275"/>
    </style:style>
    <style:style style:name="T3" style:family="text">
      <style:text-properties style:font-name="Calibri Light1" fo:font-size="10pt" fo:font-weight="250" officeooo:rsid="0094fcba"/>
    </style:style>
    <style:style style:name="T4" style:family="text">
      <style:text-properties style:font-name="Calibri Light1" fo:font-size="10pt" fo:font-weight="250" officeooo:rsid="0063ad1f"/>
    </style:style>
    <style:style style:name="T5" style:family="text">
      <style:text-properties style:font-name="Calibri Light1" fo:font-size="10pt" fo:font-weight="250" officeooo:rsid="00732431"/>
    </style:style>
    <style:style style:name="T6" style:family="text">
      <style:text-properties style:font-name="Calibri Light1" fo:font-size="10pt" fo:font-weight="250" officeooo:rsid="0073aae7"/>
    </style:style>
    <style:style style:name="T7" style:family="text">
      <style:text-properties style:font-name="Calibri Light1" fo:font-size="10pt" fo:language="ru" fo:country="RU" fo:font-weight="250" officeooo:rsid="0073aae7"/>
    </style:style>
    <style:style style:name="T8" style:family="text">
      <style:text-properties style:font-name="Calibri Light1" fo:font-size="10pt" fo:language="ru" fo:country="RU" fo:font-weight="250" officeooo:rsid="00762d33"/>
    </style:style>
    <style:style style:name="T9" style:family="text">
      <style:text-properties style:font-name="Calibri Light1" fo:font-size="10pt" fo:language="ru" fo:country="RU" fo:font-weight="250" officeooo:rsid="00799823"/>
    </style:style>
    <style:style style:name="T10" style:family="text">
      <style:text-properties style:font-name="Calibri Light1" fo:font-size="10pt" fo:language="ru" fo:country="RU" fo:font-weight="250" officeooo:rsid="00756b59"/>
    </style:style>
    <style:style style:name="T11" style:family="text">
      <style:text-properties style:font-name="Calibri Light1" fo:font-size="10pt" fo:language="ru" fo:country="RU" fo:font-weight="250" officeooo:rsid="00708191"/>
    </style:style>
    <style:style style:name="T12" style:family="text">
      <style:text-properties style:font-name="Calibri Light1" fo:font-size="10pt" fo:language="en" fo:country="US" fo:font-weight="250" officeooo:rsid="0073aae7"/>
    </style:style>
    <style:style style:name="T13" style:family="text">
      <style:text-properties style:font-name="Calibri Light1" fo:font-size="10pt" fo:language="en" fo:country="US" fo:font-weight="250" officeooo:rsid="00762d33"/>
    </style:style>
    <style:style style:name="T14" style:family="text">
      <style:text-properties style:font-name="Calibri Light1" fo:font-size="10pt" fo:language="en" fo:country="US" fo:font-weight="250" officeooo:rsid="00799823"/>
    </style:style>
    <style:style style:name="T15" style:family="text">
      <style:text-properties style:font-name="Calibri Light1" fo:font-size="10pt" fo:language="en" fo:country="US" fo:font-weight="250" officeooo:rsid="00708191"/>
    </style:style>
    <style:style style:name="T16" style:family="text">
      <style:text-properties officeooo:rsid="00921275"/>
    </style:style>
    <style:style style:name="T17" style:family="text">
      <style:text-properties officeooo:rsid="00762d33"/>
    </style:style>
    <style:style style:name="T18" style:family="text">
      <style:text-properties officeooo:rsid="009a9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elongsToMany</text:p>
      <text:p text:style-name="P4">Как это работает</text:p>
      <text:p text:style-name="P6"><text:span text:style-name="T5">Отношение многие-ко-многим предполагает, что сущность одного типа одновременно может иметь связи с множеством сущностей другого типа и наоборот. Например, один студент может посещать несколько университетских курсов. Соответственно один университетский курс может посещаться множеством студентов. То есть в данном случае имеем связь многие ко многим.</text:span></text:p>
      <text:p text:style-name="P6"><text:span text:style-name="T5">Физически на уровне базы данных обычно для создания подобной связи создается промежуточная таблица, через которую связываются две основные таблицы. В Sequelize поэтому для связи двух сущностей отношением многие-ко-многим нам надо задать промежуточную модель.</text:span></text:p>
      <text:p text:style-name="P4">Что непонятно</text:p>
      <text:p text:style-name="P6">Как это <text:span text:style-name="T18">описать</text:span></text:p>
      <text:p text:style-name="P4">Лаборатория</text:p>
      <text:p text:style-name="P6">Буду смотреть по объектам что куда записывается.</text:p>
      <text:p text:style-name="_5f_text"/>
      <text:p text:style-name="_5f_text">BelongsToMany</text:p>
      <text:p text:style-name="_5f_text">Extends:</text:p>
      <text:p text:style-name="_5f_text">Association → BelongsToMany</text:p>
      <text:p text:style-name="_5f_paragraph">Связь "многие ко многим" с таблицей соединений.</text:p>
      <text:p text:style-name="_5f_paragraph">Если объединенная таблица имеет дополнительные атрибуты, их можно передать в объекте параметров:</text:p>
      <text:p text:style-name="P2">UserProject = sequelize.define(</text:p>
      <text:p text:style-name="P2"><text:s text:c="2"/>'user_project', </text:p>
      <text:p text:style-name="P3"><text:s text:c="2"/>{role: Sequelize.STRING}</text:p>
      <text:p text:style-name="P3">)</text:p>
      <text:p text:style-name="_5f_code">User.belongsToMany(Project, { through: UserProject });</text:p>
      <text:p text:style-name="_5f_code">Project.belongsToMany(User, { through: UserProject });</text:p>
      <text:p text:style-name="_5f_code">// through is required!</text:p>
      <text:p text:style-name="_5f_code"/>
      <text:p text:style-name="_5f_code">user.addProject(project, { through: { role: 'manager' }});</text:p>
      <text:p text:style-name="_5f_text">All methods allow you to pass either a persisted instance, its primary key, or a mixture:</text:p>
      <text:p text:style-name="_5f_text"/>
      <text:p text:style-name="_5f_code">const project = await Project.create({ id: 11 });</text:p>
      <text:p text:style-name="_5f_code">await user.addProjects([project, 12]);</text:p>
      <text:p text:style-name="_5f_text">If you want to set several target instances, but with different attributes you have to set the attributes on the instance, using a property with the name of the through model:</text:p>
      <text:p text:style-name="_5f_text"/>
      <text:p text:style-name="_5f_code">p1.UserProjects = {</text:p>
      <text:p text:style-name="_5f_code"><text:s text:c="2"/>started: true</text:p>
      <text:p text:style-name="_5f_code">}</text:p>
      <text:p text:style-name="_5f_code">user.setProjects([p1, p2], { through: { started: false }}) // The default value is false, but p1 overrides that.</text:p>
      <text:p text:style-name="_5f_text">Similarly, when fetching through a join table with custom attributes, these attributes will be available as an object with the name of the through mod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Bebas Neue Pro Expanded XBold" svg:font-family="'Bebas Neue Pro Expanded XBold'" style:font-family-generic="swiss" style:font-pitch="variable"/>
    <style:font-face style:name="Bebas Neue Pro SemiExp XBold" svg:font-family="'Bebas Neue Pro SemiExp XBold'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1" fo:font-family="'Calibri Light'" style:font-style-name="Обычный" style:font-family-generic="swiss" style:font-pitch="variable" fo:font-size="10pt" fo:language="none" fo:country="none" fo:font-weight="250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5T22:26:57.058000000</dc:date>
    <meta:editing-duration>P1DT19H14M28S</meta:editing-duration>
    <meta:editing-cycles>7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0" meta:word-count="253" meta:character-count="1831" meta:non-whitespace-character-count="1601"/>
  </office:meta>
</office:document-meta>
</file>